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50000006534DD0487C3F1D381.png" manifest:media-type="image/png"/>
  <manifest:file-entry manifest:full-path="Pictures/10000201000000FA0000015E409C457C81D18665.png" manifest:media-type="image/png"/>
  <manifest:file-entry manifest:full-path="Pictures/10000201000000F80000016AC3F565EFA7762929.png" manifest:media-type="image/png"/>
  <manifest:file-entry manifest:full-path="Pictures/10000201000005E8000003E396DA0A76CF8421FD.png" manifest:media-type="image/png"/>
  <manifest:file-entry manifest:full-path="Pictures/100002010000019A00000174CC084DC7BFF2891D.png" manifest:media-type="image/png"/>
  <manifest:file-entry manifest:full-path="Pictures/10000201000001120000017A48A233C5BA3BC9D9.png" manifest:media-type="image/png"/>
  <manifest:file-entry manifest:full-path="Pictures/10001F1300000A7000000A70B21E2701D5ADDD7C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51cm" svg:height="4.763cm" svg:x="1.889cm" svg:y="3.793cm">
          <draw:image xlink:href="Pictures/10000201000001120000017A48A233C5BA3BC9D9.png" xlink:type="simple" xlink:show="embed" xlink:actuate="onLoad">
            <text:p/>
          </draw:image>
        </draw:frame>
        <draw:frame draw:style-name="gr1" draw:text-style-name="P1" draw:layer="layout" svg:width="3.149cm" svg:height="4.411cm" svg:x="2.397cm" svg:y="12.322cm">
          <draw:image xlink:href="Pictures/10000201000000FA0000015E409C457C81D18665.png" xlink:type="simple" xlink:show="embed" xlink:actuate="onLoad">
            <text:p/>
          </draw:image>
        </draw:frame>
        <draw:frame draw:style-name="gr1" draw:text-style-name="P1" draw:layer="layout" svg:width="3.123cm" svg:height="4.563cm" svg:x="2.322cm" svg:y="20.625cm">
          <draw:image xlink:href="Pictures/10000201000000F80000016AC3F565EFA7762929.png" xlink:type="simple" xlink:show="embed" xlink:actuate="onLoad">
            <text:p/>
          </draw:image>
        </draw:frame>
        <draw:g>
          <draw:g>
            <draw:frame draw:style-name="gr1" draw:text-style-name="P1" draw:layer="layout" svg:width="2.204cm" svg:height="2cm" svg:x="8.862cm" svg:y="2.556cm">
              <draw:image xlink:href="Pictures/100002010000019A00000174CC084DC7BFF2891D.png" xlink:type="simple" xlink:show="embed" xlink:actuate="onLoad">
                <text:p/>
              </draw:image>
            </draw:frame>
            <draw:frame draw:style-name="gr2" draw:text-style-name="P1" draw:layer="layout" svg:width="2.895cm" svg:height="1.905cm" svg:x="8.517cm" svg:y="5.173cm">
              <draw:image xlink:href="Pictures/10000201000005E8000003E396DA0A76CF8421FD.png" xlink:type="simple" xlink:show="embed" xlink:actuate="onLoad">
                <text:p/>
              </draw:image>
            </draw:frame>
            <draw:frame draw:style-name="gr1" draw:text-style-name="P1" draw:layer="layout" svg:width="2.097cm" svg:height="2.097cm" svg:x="8.916cm" svg:y="7.695cm">
              <draw:image xlink:href="Pictures/10001F1300000A7000000A70B21E2701D5ADDD7C.svg" xlink:type="simple" xlink:show="embed" xlink:actuate="onLoad">
                <text:p/>
              </draw:image>
              <draw:image xlink:href="Pictures/10000201000000650000006534DD0487C3F1D381.png" xlink:type="simple" xlink:show="embed" xlink:actuate="onLoad"/>
            </draw:frame>
          </draw:g>
          <draw:line draw:style-name="gr3" draw:text-style-name="P2" draw:layer="layout" svg:x1="8.43cm" svg:y1="3.794cm" svg:x2="5.001cm" svg:y2="6.207cm">
            <text:p/>
          </draw:line>
          <draw:line draw:style-name="gr3" draw:text-style-name="P2" draw:layer="layout" svg:x1="8.43cm" svg:y1="6.207cm" svg:x2="5.002cm" svg:y2="6.208cm">
            <text:p/>
          </draw:line>
          <draw:line draw:style-name="gr3" draw:text-style-name="P2" draw:layer="layout" svg:x1="8.811cm" svg:y1="8.493cm" svg:x2="5.002cm" svg:y2="6.209cm">
            <text:p/>
          </draw:line>
        </draw:g>
        <draw:g>
          <draw:g>
            <draw:frame draw:style-name="gr1" draw:text-style-name="P1" draw:layer="layout" svg:width="2.204cm" svg:height="2cm" svg:x="8.862cm" svg:y="19.288cm">
              <draw:image xlink:href="Pictures/100002010000019A00000174CC084DC7BFF2891D.png" xlink:type="simple" xlink:show="embed" xlink:actuate="onLoad">
                <text:p/>
              </draw:image>
            </draw:frame>
            <draw:frame draw:style-name="gr2" draw:text-style-name="P1" draw:layer="layout" svg:width="2.895cm" svg:height="1.905cm" svg:x="8.517cm" svg:y="21.905cm">
              <draw:image xlink:href="Pictures/10000201000005E8000003E396DA0A76CF8421FD.png" xlink:type="simple" xlink:show="embed" xlink:actuate="onLoad">
                <text:p/>
              </draw:image>
            </draw:frame>
            <draw:frame draw:style-name="gr1" draw:text-style-name="P1" draw:layer="layout" svg:width="2.097cm" svg:height="2.097cm" svg:x="8.916cm" svg:y="24.427cm">
              <draw:image xlink:href="Pictures/10001F1300000A7000000A70B21E2701D5ADDD7C.svg" xlink:type="simple" xlink:show="embed" xlink:actuate="onLoad">
                <text:p/>
              </draw:image>
              <draw:image xlink:href="Pictures/10000201000000650000006534DD0487C3F1D381.png" xlink:type="simple" xlink:show="embed" xlink:actuate="onLoad"/>
            </draw:frame>
          </draw:g>
          <draw:line draw:style-name="gr3" draw:text-style-name="P2" draw:layer="layout" svg:x1="8.43cm" svg:y1="20.526cm" svg:x2="5.001cm" svg:y2="22.939cm">
            <text:p/>
          </draw:line>
          <draw:line draw:style-name="gr3" draw:text-style-name="P2" draw:layer="layout" svg:x1="8.43cm" svg:y1="22.939cm" svg:x2="5.002cm" svg:y2="22.94cm">
            <text:p/>
          </draw:line>
          <draw:line draw:style-name="gr3" draw:text-style-name="P2" draw:layer="layout" svg:x1="8.811cm" svg:y1="25.225cm" svg:x2="5.002cm" svg:y2="22.941cm">
            <text:p/>
          </draw:line>
        </draw:g>
        <draw:g>
          <draw:g>
            <draw:frame draw:style-name="gr1" draw:text-style-name="P1" draw:layer="layout" svg:width="2.204cm" svg:height="2cm" svg:x="8.862cm" svg:y="10.909cm">
              <draw:image xlink:href="Pictures/100002010000019A00000174CC084DC7BFF2891D.png" xlink:type="simple" xlink:show="embed" xlink:actuate="onLoad">
                <text:p/>
              </draw:image>
            </draw:frame>
            <draw:frame draw:style-name="gr2" draw:text-style-name="P1" draw:layer="layout" svg:width="2.895cm" svg:height="1.905cm" svg:x="8.517cm" svg:y="13.526cm">
              <draw:image xlink:href="Pictures/10000201000005E8000003E396DA0A76CF8421FD.png" xlink:type="simple" xlink:show="embed" xlink:actuate="onLoad">
                <text:p/>
              </draw:image>
            </draw:frame>
            <draw:frame draw:style-name="gr1" draw:text-style-name="P1" draw:layer="layout" svg:width="2.097cm" svg:height="2.097cm" svg:x="8.916cm" svg:y="16.048cm">
              <draw:image xlink:href="Pictures/10001F1300000A7000000A70B21E2701D5ADDD7C.svg" xlink:type="simple" xlink:show="embed" xlink:actuate="onLoad">
                <text:p/>
              </draw:image>
              <draw:image xlink:href="Pictures/10000201000000650000006534DD0487C3F1D381.png" xlink:type="simple" xlink:show="embed" xlink:actuate="onLoad"/>
            </draw:frame>
          </draw:g>
          <draw:line draw:style-name="gr3" draw:text-style-name="P2" draw:layer="layout" svg:x1="8.43cm" svg:y1="12.147cm" svg:x2="5.001cm" svg:y2="14.56cm">
            <text:p/>
          </draw:line>
          <draw:line draw:style-name="gr3" draw:text-style-name="P2" draw:layer="layout" svg:x1="8.43cm" svg:y1="14.56cm" svg:x2="5.002cm" svg:y2="14.561cm">
            <text:p/>
          </draw:line>
          <draw:line draw:style-name="gr3" draw:text-style-name="P2" draw:layer="layout" svg:x1="8.811cm" svg:y1="16.846cm" svg:x2="5.002cm" svg:y2="14.56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4T21:09:40.186749452</meta:creation-date>
    <dc:date>2018-08-04T21:21:21.960131697</dc:date>
    <meta:editing-duration>PT1M10S</meta:editing-duration>
    <meta:editing-cycles>1</meta:editing-cycles>
    <meta:document-statistic meta:object-count="27"/>
    <meta:generator>LibreOffice/6.0.3.2$Linux_X86_64 LibreOffice_project/00m0$Build-2</meta:generator>
  </office:meta>
</office:document-meta>
</file>